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ddfb4" officeooo:paragraph-rsid="000ddfb4"/>
    </style:style>
    <style:style style:name="P2" style:family="paragraph" style:parent-style-name="Standard">
      <style:text-properties officeooo:rsid="000ddfb4" officeooo:paragraph-rsid="000ddfb4"/>
    </style:style>
    <style:style style:name="P3"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tep 1: Creating an Index</text:h>
      <text:p text:style-name="Text_20_body">Let's assume we have a table named <text:span text:style-name="Source_20_Text">employees</text:span> with the following structure:</text:p>
      <text:p text:style-name="Standard"/>
      <text:p text:style-name="P2">Code:</text:p>
      <text:p text:style-name="P2"/>
      <text:p text:style-name="P2">CREATE TABLE employees (</text:p>
      <text:p text:style-name="P2"><text:s text:c="4"/>emp_id INT PRIMARY KEY,</text:p>
      <text:p text:style-name="P2"><text:s text:c="4"/>emp_name VARCHAR(100),</text:p>
      <text:p text:style-name="P2"><text:s text:c="4"/>emp_salary DECIMAL(10, 2),</text:p>
      <text:p text:style-name="P2"><text:s text:c="4"/>emp_department VARCHAR(50)</text:p>
      <text:p text:style-name="P2">);</text:p>
      <text:p text:style-name="P2"/>
      <text:p text:style-name="P2">Now, let's create an index on the <text:span text:style-name="Source_20_Text">emp_department</text:span> column:</text:p>
      <text:p text:style-name="P2"/>
      <text:p text:style-name="P2">Code:</text:p>
      <text:p text:style-name="P2"/>
      <text:p text:style-name="P2">CREATE INDEX idx_department ON employees(emp_department);</text:p>
      <text:p text:style-name="P2"/>
      <text:h text:style-name="P1" text:outline-level="3">How Index Improves Query Performance</text:h>
      <text:p text:style-name="Text_20_body">An index on the <text:span text:style-name="Source_20_Text">emp_department</text:span> column creates a separate data structure that allows the database to quickly retrieve rows that match a certain department. When you query data based on <text:span text:style-name="Source_20_Text">emp_department</text:span>, instead of scanning the entire table sequentially, the database can use the index to directly locate the rows that match the specified department criteria. This results in faster query performance, especially for <text:span text:style-name="Source_20_Text">SELECT</text:span>, <text:span text:style-name="Source_20_Text">UPDATE</text:span>, <text:span text:style-name="Source_20_Text">DELETE</text:span>, and <text:span text:style-name="Source_20_Text">MERGE</text:span> operations that involve filtering or sorting by <text:span text:style-name="Source_20_Text">emp_department</text:span>.</text:p>
      <text:h text:style-name="Heading_20_3" text:outline-level="3">Step 2: Removing the Index</text:h>
      <text:p text:style-name="Text_20_body">To observe the impact of removing the index, we'll drop it:</text:p>
      <text:p text:style-name="P2">Code:</text:p>
      <text:p text:style-name="P2"/>
      <text:p text:style-name="P2">DROP INDEX idx_department ON employees;</text:p>
      <text:p text:style-name="P2"/>
      <text:h text:style-name="P1" text:outline-level="3">Impact Analysis</text:h>
      <text:list xml:id="list76702700" text:style-name="L1">
        <text:list-item>
          <text:p text:style-name="P3"><text:span text:style-name="Strong_20_Emphasis">Query Performance</text:span>: Queries that involve filtering by <text:span text:style-name="Source_20_Text">emp_department</text:span> may now slow down because the database engine has lost the efficient lookup mechanism provided by the index. Instead of using the index to quickly find relevant rows, the database might resort to full table scans or less efficient methods, especially as the size of the table increases.</text:p>
        </text:list-item>
        <text:list-item>
          <text:p text:style-name="P3"><text:span text:style-name="Strong_20_Emphasis">Storage and Maintenance</text:span>: Removing the index reduces the storage space required by the database to store index data. It also reduces the overhead on DML operations (INSERT, UPDATE, DELETE), as these operations need to update the index as well when it exists.</text:p>
        </text:list-item>
        <text:list-item>
          <text:p text:style-name="P3"><text:span text:style-name="Strong_20_Emphasis">Concurrent Operations</text:span>: Removing an index can potentially reduce contention in scenarios where concurrent transactions are accessing or modifying the same data. Without the index, there's less locking overhead related to index maintenance.</text:p>
        </text:list-item>
      </text:list>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1:49:23.824549352</meta:creation-date>
    <dc:date>2024-06-23T21:55:48.524699867</dc:date>
    <meta:editing-duration>PT6M26S</meta:editing-duration>
    <meta:editing-cycles>1</meta:editing-cycles>
    <meta:document-statistic meta:table-count="0" meta:image-count="0" meta:object-count="0" meta:page-count="2" meta:paragraph-count="22" meta:word-count="287" meta:character-count="1906" meta:non-whitespace-character-count="1628"/>
    <meta:generator>LibreOffice/7.3.7.2$Linux_X86_64 LibreOffice_project/30$Build-2</meta:generator>
  </office:meta>
</office:document-meta>
</file>